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960" officeooo:paragraph-rsid="0017c960"/>
    </style:style>
    <style:style style:name="T1" style:family="text">
      <style:text-properties officeooo:rsid="0019f321"/>
    </style:style>
    <style:style style:name="T2" style:family="text">
      <style:text-properties officeooo:rsid="001a61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S learning websites:</text:p>
      <text:p text:style-name="P1"/>
      <text:p text:style-name="P1"><text:a xlink:type="simple" xlink:href="https://dmitripavlutin.com/access-object-properties-javascript/" text:style-name="Internet_20_link" text:visited-style-name="Visited_20_Internet_20_Link">https://dmitripavlutin.com/access-object-properties-javascript/</text:a> <text:s/>- <text:span text:style-name="T1">different ways to access object</text:span></text:p>
      <text:p text:style-name="P1"/>
      <text:p text:style-name="P1"><text:a xlink:type="simple" xlink:href="https://javascript.plainenglish.io/4-practical-use-cases-for-iifes-in-javascript-6481dcb0ba7d" text:style-name="Internet_20_link" text:visited-style-name="Visited_20_Internet_20_Link">https://javascript.plainenglish.io/4-practical-use-cases-for-iifes-in-javascript-6481dcb0ba7d</text:a> – <text:span text:style-name="T2">IIFE use cases</text:span></text:p>
      <text:p text:style-name="P1"><text:a xlink:type="simple" xlink:href="https://developer.mozilla.org/en-US/docs/Web/JavaScript/" text:style-name="Internet_20_link" text:visited-style-name="Visited_20_Internet_20_Link">https://developer.mozilla.org/en-US/docs/Web/JavaScript/</text:a> 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8:16:59.425374819</meta:creation-date>
    <dc:date>2022-02-17T11:35:24.507605658</dc:date>
    <meta:editing-duration>PT3M50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4" meta:word-count="15" meta:character-count="286" meta:non-whitespace-character-count="272"/>
  </office:meta>
</office:document-meta>
</file>